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_20_gauche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 lui enlevez pas son piano<text:line-break/>son souffle<text:line-break/>sa manière de faire vibre le vide<text:line-break/>en existence<text:line-break/>théorie des cordes</text:p>
      <text:p text:style-name="P1">ne lui enlevez pas son piano<text:line-break/>ce serait comme<text:line-break/>ce serait simplement<text:line-break/>éteindre le soleil<text:line-break/>assécher les océans<text:line-break/>poncer les chaînes de montagnes</text:p>
      <text:p text:style-name="P1">ne m'enlevez pas son piano<text:line-break/>ce serait comme<text:line-break/>ce serait simplement<text:line-break/>supprimer l'espace<text:line-break/>éteindre la pensée<text:line-break/>des murs infranchissable</text:p>
      <text:p text:style-name="P1">le pire dans l'Histoire<text:line-break/>c'est de ne voir que l'Histoire<text:line-break/>ces traces d'encres stériles<text:line-break/>utiles mais morbides<text:line-break/>le pire dans l'Histoire<text:line-break/>c'est la perte des histoires</text:p>
      <text:p text:style-name="P1">tu représentes des pays inconnus<text:line-break/>des terres mystérieuses<text:line-break/>toi oui toi<text:line-break/>et toi et toi aussi<text:line-break/>tu représente des langues à éclore<text:line-break/>des foisonnements botaniques<text:line-break/>impossibles<text:line-break/>à inventorier quelle folie<text:line-break/>ne lui enlevez pas son piano<text:line-break/>ne m'enlevez pas son piano<text:line-break/>ne t'enlève rien<text:line-break/>la vie suffit<text:line-break/>mais explore<text:line-break/>ajoute au monde<text:line-break/>ne collectionne pas<text:line-break/>j'étouffe sous les catalogues<text:line-break/>sous des couches de boîtes d'archives<text:line-break/>sous les masses documentaires<text:line-break/>les pétaoctets<text:line-break/>un désert de "richesses"<text:line-break/>plus stériles que le sel<text:line-break/>qui lui au moins donne de la saveur au pain</text:p>
      <text:p text:style-name="P1">ne lui enlevez pas son piano<text:line-break/>ne m'enlevez pas son piano</text:p>
      <text:p text:style-name="P1">ce qui compte<text:line-break/>ne se compte pas</text:p>
      <text:p text:style-name="P1">résonn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blogiGor_36_Ce_qui_compte<text:tab/><text:tab/>21 septembre 2011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9T07:22:33</meta:creation-date>
    <dc:title>blogiGor_033_</dc:title>
    <meta:editing-duration>PT2M34S</meta:editing-duration>
    <meta:editing-cycles>2</meta:editing-cycles>
    <meta:generator>LibreOffice/3.3$Linux LibreOffice_project/330m19$Build-301</meta:generator>
    <meta:keyword>blogiGor</meta:keyword>
    <meta:initial-creator>iGor </meta:initial-creator>
    <meta:document-statistic meta:table-count="0" meta:image-count="0" meta:object-count="0" meta:page-count="1" meta:paragraph-count="10" meta:word-count="202" meta:character-count="1199"/>
    <dc:date>2011-09-29T07:25:04</dc:date>
    <dc:creator>iGor </dc:creator>
    <meta:template xlink:type="simple" xlink:actuate="onRequest" xlink:title="blogiGor_033_" xlink:href="../../../../../Modèles/blogiGor.ott" meta:date="2011-09-29T07:22:32"/>
  </office:meta>
</office:document-meta>
</file>